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315" officeooo:paragraph-rsid="001d1315"/>
    </style:style>
    <style:style style:name="P2" style:family="paragraph" style:parent-style-name="Standard">
      <style:paragraph-properties fo:text-align="justify" style:justify-single-word="false"/>
      <style:text-properties officeooo:rsid="001d1315" officeooo:paragraph-rsid="001d1315"/>
    </style:style>
    <style:style style:name="P3" style:family="paragraph" style:parent-style-name="Standard">
      <style:paragraph-properties fo:text-align="start" style:justify-single-word="false"/>
      <style:text-properties officeooo:rsid="001d1315" officeooo:paragraph-rsid="001d1315"/>
    </style:style>
    <style:style style:name="P4" style:family="paragraph" style:parent-style-name="Standard">
      <style:text-properties fo:font-weight="bold" officeooo:rsid="001d1315" officeooo:paragraph-rsid="001d1315" style:font-weight-asian="bold" style:font-weight-complex="bold"/>
    </style:style>
    <style:style style:name="P5" style:family="paragraph" style:parent-style-name="Standard">
      <style:text-properties fo:font-style="italic" officeooo:rsid="001d1315" officeooo:paragraph-rsid="001d1315" style:font-style-asian="italic" style:font-style-complex="italic"/>
    </style:style>
    <style:style style:name="P6" style:family="paragraph" style:parent-style-name="Standard">
      <style:text-properties fo:font-weight="bold" officeooo:rsid="001d1315" officeooo:paragraph-rsid="001d1315" style:font-weight-asian="bold" style:font-weight-complex="bold"/>
    </style:style>
    <style:style style:name="P7" style:family="paragraph" style:parent-style-name="Standard">
      <style:text-properties fo:font-style="italic" officeooo:rsid="001d1315" officeooo:paragraph-rsid="001d1315" style:font-style-asian="italic" style:font-style-complex="italic"/>
    </style:style>
    <style:style style:name="P8" style:family="paragraph" style:parent-style-name="Standard">
      <style:text-properties fo:font-style="italic" officeooo:rsid="00293a38" officeooo:paragraph-rsid="00293a38" style:font-style-asian="italic" style:font-style-complex="italic"/>
    </style:style>
    <style:style style:name="P9" style:family="paragraph" style:parent-style-name="Standard">
      <style:text-properties officeooo:rsid="001d1315" officeooo:paragraph-rsid="001d13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dd17"/>
    </style:style>
    <style:style style:name="T3" style:family="text">
      <style:text-properties officeooo:rsid="001f5b5b"/>
    </style:style>
    <style:style style:name="T4" style:family="text">
      <style:text-properties officeooo:rsid="00205a8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21540"/>
    </style:style>
    <style:style style:name="T7" style:family="text">
      <style:text-properties officeooo:rsid="0023494e"/>
    </style:style>
    <style:style style:name="T8" style:family="text">
      <style:text-properties officeooo:rsid="00237056"/>
    </style:style>
    <style:style style:name="T9" style:family="text">
      <style:text-properties officeooo:rsid="002827b3"/>
    </style:style>
    <style:style style:name="T10" style:family="text">
      <style:text-properties officeooo:rsid="0028a6a5"/>
    </style:style>
    <style:style style:name="T11" style:family="text">
      <style:text-properties officeooo:rsid="00293a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lymers: WORKPLAN</text:p>
      <text:p text:style-name="P1"/>
      <text:p text:style-name="P2">This is a detailed work plan of the activities to be performed during this KURF program. In the end,</text:p>
      <text:p text:style-name="P2">it is expected that the student will deliver a detailed report of the activities carried out including </text:p>
      <text:p text:style-name="P2">scientific results and soft-skill training.</text:p>
      <text:p text:style-name="P1"/>
      <text:p text:style-name="P4">1. Theoretical Background:</text:p>
      <text:p text:style-name="P4"/>
      <text:p text:style-name="P2">In this part of the KURF program, a comprehensive literature review will be carried out encompassing the definition of a polymer and the computational methodologies used to study them, namely, Force Fields and ab-initio calculations.</text:p>
      <text:p text:style-name="P1"/>
      <text:p text:style-name="P1"><text:span text:style-name="T1">Estimated time: </text:span>2-3 weeks</text:p>
      <text:p text:style-name="P4">Activities:</text:p>
      <text:p text:style-name="P1"/>
      <text:p text:style-name="P1">→ Polymers : What is a polymer and the characteristics of the molecules used to create <text:span text:style-name="T9">these </text:span>polymers (Donors, Acceptors and Bridges). </text:p>
      <text:p text:style-name="P1"/>
      <text:p text:style-name="P1">→ Computational methods: Basic introduction to electronic structure calculations, Density</text:p>
      <text:p text:style-name="P1">Functional Theory.</text:p>
      <text:p text:style-name="P1"/>
      <text:p text:style-name="P4">2. Programming training:</text:p>
      <text:p text:style-name="P1"/>
      <text:p text:style-name="P2">This section describes the programming skills that the project requires to be developed. As a final</text:p>
      <text:p text:style-name="P2">result, the analysis of data and written scripts will be added in the final scientific report. </text:p>
      <text:p text:style-name="P2"/>
      <text:p text:style-name="P2"><text:span text:style-name="T1">Programming languages:</text:span> Python, Bash, HPC general usage.</text:p>
      <text:p text:style-name="P1"/>
      <text:p text:style-name="P4">3. Computational work:</text:p>
      <text:p text:style-name="P1"/>
      <text:p text:style-name="P2">In this section, the main objective is to perform <text:span text:style-name="T5">ab-initio </text:span>calculations for obtaining important quantities such as excited state energies and electronic structure properties.</text:p>
      <text:p text:style-name="P1"/>
      <text:p text:style-name="P1"><text:span text:style-name="T1">Estimated time:</text:span> 4-5 weeks</text:p>
      <text:p text:style-name="P1"/>
      <text:p text:style-name="P1"><text:span text:style-name="T5">Program: </text:span>GFN-xTB/ORCA</text:p>
      <text:p text:style-name="P1"><text:span text:style-name="T5">Cluster: </text:span>Young</text:p>
      <text:p text:style-name="P1"/>
      <text:p text:style-name="P5">Calculations to be performed:</text:p>
      <text:p text:style-name="P1">→ Relaxation of selected structures <text:span text:style-name="T9">(50) </text:span>to compare the accuracy of different methodologies.</text:p>
      <text:p text:style-name="P1">→<text:span text:style-name="T6"> Comparison between CCSD(T) and DFT </text:span><text:span text:style-name="T9">(50) </text:span><text:span text:style-name="T10">electronic structure properties </text:span><text:span text:style-name="T6">to gauge </text:span><text:span text:style-name="T9">the </text:span><text:span text:style-name="T6">accuracy of the </text:span><text:span text:style-name="T10">employed </text:span><text:span text:style-name="T6">DFT approach </text:span><text:span text:style-name="T10">for the database calculation.</text:span></text:p>
      <text:p text:style-name="P1"/>
      <text:p text:style-name="P8">Software-development:</text:p>
      <text:p text:style-name="P1">→<text:span text:style-name="T10"> Organization of a polymer database with 25.000 unique polymers. </text:span><text:span text:style-name="T11">This includes to create a Python workflow to print using the .cjson format. </text:span></text:p>
      <text:p text:style-name="P4"/>
      <text:p text:style-name="P4">4. Results and analysis:</text:p>
      <text:p text:style-name="P4"/>
      <text:p text:style-name="P2">In this section, the analysis of the computed results will be carried out. Different visualization</text:p>
      <text:p text:style-name="P2">techniques will be used to display and interpret the obtained results.</text:p>
      <text:p text:style-name="P1"/>
      <text:p text:style-name="P1"><text:soft-page-break/><text:span text:style-name="T5">Estimated time:</text:span> 1-2 Weeks</text:p>
      <text:p text:style-name="P5"/>
      <text:p text:style-name="P1"><text:span text:style-name="T5">Programming skills: </text:span>Python scripting, Python Matplotlib, Python Numpy, <text:span text:style-name="T8">RDKit</text:span></text:p>
      <text:p text:style-name="P4"/>
      <text:p text:style-name="P4">Analysis:</text:p>
      <text:p text:style-name="P1">→<text:span text:style-name="T2"> Distribution of HOMO-LUMO gaps.</text:span></text:p>
      <text:p text:style-name="P1">→<text:span text:style-name="T2"> </text:span><text:span text:style-name="T3">Distribution of </text:span><text:span text:style-name="T4">D</text:span><text:span text:style-name="T3">ipole moments.</text:span></text:p>
      <text:p text:style-name="P1">→<text:span text:style-name="T3"> Distribution of Polarization </text:span><text:span text:style-name="T4">I</text:span><text:span text:style-name="T3">nertia tensor.</text:span></text:p>
      <text:p text:style-name="P1">→<text:span text:style-name="T7"> Clusterization of polymers </text:span><text:span text:style-name="T8">based on physical properties and fingerprints</text:span></text:p>
      <text:p text:style-name="P1"/>
      <text:p text:style-name="P4">5. Scientific report</text:p>
      <text:p text:style-name="P1"/>
      <text:p text:style-name="P1">As a final stage of the project, a scientific report must be delivered and submitted to KURF’s central</text:p>
      <text:p text:style-name="P1">committee. This report will consist of 3 parts:</text:p>
      <text:p text:style-name="P1"/>
      <text:p text:style-name="P1"><text:span text:style-name="T5">Estimated time:</text:span> 1-2 weeks</text:p>
      <text:p text:style-name="P1"/>
      <text:p text:style-name="P3">→ <text:span text:style-name="T1">Introduction: </text:span>State-of-the-art research in <text:span text:style-name="T7">polymer physics</text:span>. Important results and challenges to produce and predict desired properties in these systems.</text:p>
      <text:p text:style-name="P1"/>
      <text:p text:style-name="P3">→ <text:span text:style-name="T1">Results and analysis: </text:span>Discussion about the results obtained from the computational simulations.</text:p>
      <text:p text:style-name="P3">Structure-property relationships with a special focus in energy/electronic properties vs radius</text:p>
      <text:p text:style-name="P3">diameter and description of local environments (In-P bonds and neighbours).</text:p>
      <text:p text:style-name="P1"/>
      <text:p text:style-name="P3">→ <text:span text:style-name="T1">Conclusions and appendices:</text:span> Based on the previous results, general trends can be drawn.</text:p>
      <text:p text:style-name="P3">Appendices will contain the post-processing scripts used in this KURF’s project. Input files of the</text:p>
      <text:p text:style-name="P3">calculations will be stored in Lorenz’s lab GitHub reposito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55:46.759212960</meta:creation-date>
    <dc:date>2022-08-05T12:12:29.731146958</dc:date>
    <meta:editing-duration>PT20H2M4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456" meta:character-count="3122" meta:non-whitespace-character-count="2708"/>
  </office:meta>
</office:document-meta>
</file>